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52698" officeooo:paragraph-rsid="000526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lar: Savanna Smith</text:p>
      <text:p text:style-name="P1">Mentor: Arthur Edwards</text:p>
      <text:p text:style-name="P1">Topic: Applications of a Cortical Algorithm to image recogniti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5T11:20:27.289511674</meta:creation-date>
    <dc:date>2017-05-25T11:22:08.723771616</dc:date>
    <meta:editing-duration>PT1M42S</meta:editing-duration>
    <meta:editing-cycles>1</meta:editing-cycles>
    <meta:generator>LibreOffice/5.2.7.2$Linux_X86_64 LibreOffice_project/20$Build-2</meta:generator>
    <meta:document-statistic meta:table-count="0" meta:image-count="0" meta:object-count="0" meta:page-count="1" meta:paragraph-count="3" meta:word-count="15" meta:character-count="108" meta:non-whitespace-character-count="96"/>
  </office:meta>
</office:document-meta>
</file>